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" style:font-adornments="Negrito" style:font-family-generic="swiss"/>
    <style:font-face style:name="Arial2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199cm" fo:text-indent="0cm" style:auto-text-indent="false"/>
    </style:style>
    <style:style style:name="P2" style:family="paragraph" style:parent-style-name="Footer">
      <style:paragraph-properties fo:text-align="end" style:justify-single-word="false"/>
      <style:text-properties fo:color="#000000" style:font-name="Arial" fo:font-size="8pt" style:font-size-asian="8pt" style:font-size-complex="8pt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>
      <style:paragraph-properties fo:text-align="center"/>
      <style:text-properties style:text-line-through-style="none" style:font-name="Arial1" fo:font-size="10pt" fo:font-style="normal" style:text-underline-style="none" fo:font-weight="bold"/>
    </style:style>
    <style:style style:name="P5" style:family="paragraph">
      <style:paragraph-properties fo:text-align="start"/>
      <style:text-properties style:text-line-through-style="none" style:font-name="Arial2" fo:font-style="normal" style:text-underline-style="none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/>
      <style:text-properties style:font-name="Arial" fo:font-size="8pt" fo:font-weight="normal" style:font-size-asian="8pt" style:font-weight-asian="normal" style:font-size-complex="8pt" style:font-weight-complex="normal"/>
    </style:style>
    <style:style style:name="P9" style:family="paragraph">
      <style:paragraph-properties fo:text-align="center"/>
      <style:text-properties style:text-line-through-style="none" style:font-name="Arial2" fo:font-size="10pt" fo:font-style="normal" style:text-underline-style="none"/>
    </style:style>
    <style:style style:name="P10" style:family="paragraph">
      <style:paragraph-properties fo:text-align="center"/>
      <style:text-properties style:text-line-through-style="none" style:font-name="Arial2" fo:font-style="normal" style:text-underline-style="none"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Arial" fo:font-size="8pt" style:font-size-asian="8pt" style:font-size-complex="8pt"/>
    </style:style>
    <style:style style:name="T3" style:family="text"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T4" style:family="text">
      <style:text-properties fo:color="#000000" style:font-name="Arial" fo:font-size="8pt" fo:font-weight="normal" style:font-size-asian="8pt" style:font-weight-asian="normal" style:font-size-complex="8pt" style:font-weight-complex="normal"/>
    </style:style>
    <style:style style:name="T5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gr1" style:family="graphic">
      <style:graphic-properties fo:border="none #000000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none #000000" style:vertical-pos="from-top" style:vertical-rel="paragraph" style:horizontal-pos="center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="none" draw:fill-color="#e6e6ff" draw:textarea-horizontal-align="left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="none" draw:fill-color="#e6e6ff" draw:textarea-horizontal-align="lef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none" draw:fill-color="#e6e6ff" draw:textarea-horizontal-align="righ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false">
        <form:form form:name="Boleto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txtLogoBanco" form:control-implementation="ooo:com.sun.star.form.component.TextField" form:id="control1" form:readonly="true" form:tab-index="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LogoOrgaoRecebedor" form:control-implementation="ooo:com.sun.star.form.component.TextField" form:id="control2" form:readonly="true" form:tab-index="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ContribuinteNome" form:control-implementation="ooo:com.sun.star.form.component.TextField" form:id="control3" form:readonly="true" form:tab-index="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CodigoBarra" form:control-implementation="ooo:com.sun.star.form.component.TextField" form:id="control4" form:readonly="true" form:tab-index="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Descricao" form:control-implementation="ooo:com.sun.star.form.component.TextField" form:id="control5" form:readonly="true" form:tab-index="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DataDocumento" form:control-implementation="ooo:com.sun.star.form.component.TextField" form:id="control6" form:readonly="true" form:tab-index="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DataVencimento1" form:control-implementation="ooo:com.sun.star.form.component.TextField" form:id="control7" form:readonly="true" form:tab-index="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CampoExtraOpcaoCargo" form:control-implementation="ooo:com.sun.star.form.component.TextField" form:id="control8" form:readonly="true" form:tab-index="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CampoExtraNumeroInscricao" form:control-implementation="ooo:com.sun.star.form.component.TextField" form:id="control9" form:readonly="true" form:tab-index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ContribuinteCPF" form:control-implementation="ooo:com.sun.star.form.component.TextField" form:id="control10" form:readonly="true" form:tab-index="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Valor1" form:control-implementation="ooo:com.sun.star.form.component.TextField" form:id="control11" form:readonly="true" form:tab-index="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NossoNumero" form:control-implementation="ooo:com.sun.star.form.component.TextField" form:id="control12" form:readonly="true" form:tab-index="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DataVencimento2" form:control-implementation="ooo:com.sun.star.form.component.TextField" form:id="control13" form:readonly="true" form:tab-index="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Valor2" form:control-implementation="ooo:com.sun.star.form.component.TextField" form:id="control14" form:readonly="true" form:tab-index="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LinhaDigitavel" form:control-implementation="ooo:com.sun.star.form.component.TextField" form:id="control15" form:readonly="true" form:tab-index="14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txtDataVencimento3" form:control-implementation="ooo:com.sun.star.form.component.TextField" form:id="control16" form:readonly="true" form:tab-index="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Valor3" form:control-implementation="ooo:com.sun.star.form.component.TextField" form:id="control17" form:readonly="true" form:tab-index="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InstrucaoAoCaixa1" form:control-implementation="ooo:com.sun.star.form.component.TextField" form:id="control18" form:readonly="true" form:tab-index="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InstrucaoAoCaixa2" form:control-implementation="ooo:com.sun.star.form.component.TextField" form:id="control19" form:readonly="true" form:tab-index="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InstrucaoAoCaixa3" form:control-implementation="ooo:com.sun.star.form.component.TextField" form:id="control20" form:readonly="true" form:tab-index="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Titulo" form:control-implementation="ooo:com.sun.star.form.component.TextField" form:id="control21" form:readonly="true" form:tab-index="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4" draw:style-name="gr3" draw:text-style-name="P6" svg:x1="0.346cm" svg:y1="0.367cm" svg:x2="17.74cm" svg:y2="0.367cm"><text:p/></draw:line></text:p>
      <text:p text:style-name="P1"><draw:control text:anchor-type="paragraph" draw:z-index="0" draw:style-name="gr1" draw:text-style-name="P4" svg:width="4.123cm" svg:height="0.953cm" svg:x="0.377cm" svg:y="0.012cm" draw:control="control1"/><draw:control text:anchor-type="paragraph" draw:z-index="1" draw:style-name="gr1" draw:text-style-name="P4" svg:width="4.123cm" svg:height="0.953cm" svg:x="13.645cm" svg:y="0.012cm" draw:control="control2"/></text:p>
      <text:p text:style-name="P1"/>
      <text:p text:style-name="P1"><draw:control text:anchor-type="paragraph" draw:z-index="44" draw:style-name="gr2" draw:text-style-name="P10" svg:width="9.981cm" svg:height="0.5cm" svg:x="4.011cm" svg:y="0.169cm" draw:control="control21"/><draw:line text:anchor-type="paragraph" draw:z-index="18" draw:style-name="gr3" draw:text-style-name="P6" svg:x1="0.346cm" svg:y1="0.076cm" svg:x2="17.74cm" svg:y2="0.076cm"><text:p/></draw:line></text:p>
      <text:p text:style-name="P1"/>
      <text:p text:style-name="P1"><draw:control text:anchor-type="paragraph" draw:z-index="2" draw:style-name="gr1" draw:text-style-name="P5" svg:width="15.638cm" svg:height="0.5cm" svg:x="2.101cm" svg:y="0.079cm" draw:control="control3"/><draw:rect text:anchor-type="paragraph" draw:z-index="5" draw:style-name="gr4" draw:text-style-name="P7" svg:width="1.609cm" svg:height="0.5cm" svg:x="0.36cm" svg:y="0.079cm"><text:p text:style-name="P6"><text:span text:style-name="T5">Candidato:</text:span></text:p></draw:rect></text:p>
      <text:p text:style-name="P1"><draw:control text:anchor-type="paragraph" draw:z-index="6" draw:style-name="gr1" draw:text-style-name="P5" svg:width="15.638cm" svg:height="0.5cm" svg:x="2.101cm" svg:y="0.169cm" draw:control="control5"/><draw:rect text:anchor-type="paragraph" draw:z-index="7" draw:style-name="gr4" draw:text-style-name="P7" svg:width="1.609cm" svg:height="0.5cm" svg:x="0.36cm" svg:y="0.169cm"><text:p text:style-name="P6"><text:span text:style-name="T5">Descrição:</text:span></text:p></draw:rect></text:p>
      <text:p text:style-name="P1"><draw:control text:anchor-type="paragraph" draw:z-index="12" draw:style-name="gr1" draw:text-style-name="P5" svg:width="16.22cm" svg:height="0.5cm" svg:x="1.519cm" svg:y="0.252cm" draw:control="control8"/><draw:rect text:anchor-type="paragraph" draw:z-index="13" draw:style-name="gr4" draw:text-style-name="P7" svg:width="1.054cm" svg:height="0.5cm" svg:x="0.333cm" svg:y="0.252cm"><text:p text:style-name="P6"><text:span text:style-name="T5">Opção:</text:span></text:p></draw:rect></text:p>
      <text:p text:style-name="P1"><draw:control text:anchor-type="paragraph" draw:z-index="8" draw:style-name="gr1" draw:text-style-name="P5" svg:width="1.562cm" svg:height="0.5cm" svg:x="11.255cm" svg:y="0.376cm" draw:control="control6"/><draw:control text:anchor-type="paragraph" draw:z-index="10" draw:style-name="gr1" draw:text-style-name="P5" svg:width="1.615cm" svg:height="0.5cm" svg:x="16.124cm" svg:y="0.407cm" draw:control="control7"/><draw:control text:anchor-type="paragraph" draw:z-index="21" draw:style-name="gr1" draw:text-style-name="P5" svg:width="1.685cm" svg:height="0.5cm" svg:x="6.343cm" svg:y="0.376cm" draw:control="control11"/><draw:control text:anchor-type="paragraph" draw:z-index="23" draw:style-name="gr1" draw:text-style-name="P5" svg:width="2.14cm" svg:height="0.5cm" svg:x="2.903cm" svg:y="0.37cm" draw:control="control12"/><draw:rect text:anchor-type="paragraph" draw:z-index="9" draw:style-name="gr4" draw:text-style-name="P7" svg:width="2.964cm" svg:height="0.5cm" svg:x="8.186cm" svg:y="0.376cm"><text:p text:style-name="P6"><text:span text:style-name="T5">Data do Documento:</text:span></text:p></draw:rect><draw:rect text:anchor-type="paragraph" draw:z-index="11" draw:style-name="gr4" draw:text-style-name="P7" svg:width="2.985cm" svg:height="0.5cm" svg:x="13.06cm" svg:y="0.407cm"><text:p text:style-name="P6"><text:span text:style-name="T5">Data do Vencimento:</text:span></text:p></draw:rect><draw:rect text:anchor-type="paragraph" draw:z-index="22" draw:style-name="gr4" draw:text-style-name="P7" svg:width="1.054cm" svg:height="0.5cm" svg:x="5.175cm" svg:y="0.376cm"><text:p text:style-name="P6"><text:span text:style-name="T5">Valor:</text:span></text:p></draw:rect><draw:rect text:anchor-type="paragraph" draw:z-index="24" draw:style-name="gr4" draw:text-style-name="P7" svg:width="2.43cm" svg:height="0.5cm" svg:x="0.36cm" svg:y="0.37cm"><text:p text:style-name="P6"><text:span text:style-name="T5">Nosso número:</text:span></text:p></draw:rect></text:p>
      <text:p text:style-name="P1"/>
      <text:p text:style-name="P1"><draw:control text:anchor-type="paragraph" draw:z-index="14" draw:style-name="gr1" draw:text-style-name="P5" svg:width="5.742cm" svg:height="0.5cm" svg:x="3.582cm" svg:y="0.069cm" draw:control="control9"/><draw:rect text:anchor-type="paragraph" draw:z-index="15" draw:style-name="gr4" draw:text-style-name="P7" svg:width="3.144cm" svg:height="0.5cm" svg:x="0.333cm" svg:y="0.069cm"><text:p text:style-name="P6"><text:span text:style-name="T5">Número da inscrição:</text:span></text:p></draw:rect></text:p>
      <text:p text:style-name="P1"><draw:control text:anchor-type="paragraph" draw:z-index="16" draw:style-name="gr1" draw:text-style-name="P5" svg:width="6.166cm" svg:height="0.5cm" svg:x="3.186cm" svg:y="0.265cm" draw:control="control10"/><draw:rect text:anchor-type="paragraph" draw:z-index="17" draw:style-name="gr4" draw:text-style-name="P7" svg:width="2.721cm" svg:height="0.5cm" svg:x="0.333cm" svg:y="0.265cm"><text:p text:style-name="P6"><text:span text:style-name="T5">CPF do Candidato:</text:span></text:p></draw:rect></text:p>
      <text:p text:style-name="P1"/>
      <text:p text:style-name="P1"/>
      <text:p text:style-name="P1"><draw:control text:anchor-type="paragraph" draw:z-index="41" draw:style-name="gr1" draw:text-style-name="P10" svg:width="17.414cm" svg:height="0.5cm" svg:x="0.346cm" svg:y="0.086cm" draw:control="control18"/></text:p>
      <text:p text:style-name="P1"><draw:control text:anchor-type="paragraph" draw:z-index="42" draw:style-name="gr1" draw:text-style-name="P10" svg:width="17.414cm" svg:height="0.5cm" svg:x="0.346cm" svg:y="0.113cm" draw:control="control19"/><draw:line text:anchor-type="paragraph" draw:z-index="20" draw:style-name="gr3" draw:text-style-name="P6" svg:x1="0.346cm" svg:y1="-0.48cm" svg:x2="17.74cm" svg:y2="-0.48cm"><text:p/></draw:line></text:p>
      <text:p text:style-name="P1"><draw:control text:anchor-type="paragraph" draw:z-index="43" draw:style-name="gr1" draw:text-style-name="P10" svg:width="17.414cm" svg:height="0.5cm" svg:x="0.346cm" svg:y="0.166cm" draw:control="control20"/></text:p>
      <text:p text:style-name="P1"><draw:control text:anchor-type="paragraph" draw:z-index="26" draw:style-name="gr1" draw:text-style-name="P5" svg:width="1.615cm" svg:height="0.5cm" svg:x="11.097cm" svg:y="0.554cm" draw:control="control13"/><draw:control text:anchor-type="paragraph" draw:z-index="28" draw:style-name="gr1" draw:text-style-name="P5" svg:width="1.685cm" svg:height="0.5cm" svg:x="5.523cm" svg:y="0.554cm" draw:control="control14"/><draw:rect text:anchor-type="paragraph" draw:z-index="27" draw:style-name="gr4" draw:text-style-name="P7" svg:width="2.985cm" svg:height="0.5cm" svg:x="8.033cm" svg:y="0.554cm"><text:p text:style-name="P6"><text:span text:style-name="T5">Data do Vencimento:</text:span></text:p></draw:rect><draw:rect text:anchor-type="paragraph" draw:z-index="29" draw:style-name="gr4" draw:text-style-name="P7" svg:width="1.054cm" svg:height="0.5cm" svg:x="4.355cm" svg:y="0.554cm"><text:p text:style-name="P6"><text:span text:style-name="T5">Valor:</text:span></text:p></draw:rect></text:p>
      <text:p text:style-name="P1"><draw:line text:anchor-type="paragraph" draw:z-index="19" draw:style-name="gr3" draw:text-style-name="P6" svg:x1="0.346cm" svg:y1="-0.279cm" svg:x2="17.74cm" svg:y2="-0.279cm"><text:p/></draw:line></text:p>
      <text:p text:style-name="P1"><draw:line text:anchor-type="paragraph" draw:z-index="25" draw:style-name="gr3" draw:text-style-name="P6" svg:x1="0.346cm" svg:y1="0.383cm" svg:x2="17.74cm" svg:y2="0.383cm"><text:p/></draw:line><draw:rect text:anchor-type="paragraph" draw:z-index="30" draw:style-name="gr5" draw:text-style-name="P8" svg:width="17.34cm" svg:height="0.5cm" svg:x="0.346cm" svg:y="0.409cm"><text:p text:style-name="P6"><text:span text:style-name="T6">Reservado para Autenticação Mecânica</text:span></text:p></draw:rect></text:p>
      <text:p text:style-name="P1"/>
      <text:p text:style-name="P1"/>
      <text:p text:style-name="P1"/>
      <text:p text:style-name="P1"><draw:line text:anchor-type="paragraph" draw:z-index="31" draw:style-name="gr6" draw:text-style-name="P6" svg:x1="0.346cm" svg:y1="0.848cm" svg:x2="17.74cm" svg:y2="0.848cm"><text:p/></draw:line><draw:rect text:anchor-type="paragraph" draw:z-index="32" draw:style-name="gr7" draw:text-style-name="P8" svg:width="17.34cm" svg:height="0.5cm" svg:x="0.346cm" svg:y="0.901cm"><text:p text:style-name="P6"><text:span text:style-name="T6">Corte na Linha Pontilhada</text:span></text:p></draw:rect></text:p>
      <text:p text:style-name="P1"><draw:control text:anchor-type="paragraph" draw:z-index="33" draw:style-name="gr2" draw:text-style-name="P9" svg:width="10.891cm" svg:height="0.5cm" svg:x="3.556cm" svg:y="1.124cm" draw:control="control15"/></text:p>
      <text:p text:style-name="P1"><draw:control text:anchor-type="paragraph" draw:z-index="3" draw:style-name="gr2" draw:text-style-name="P4" svg:width="10.891cm" svg:height="1.301cm" svg:x="3.556cm" svg:y="1.263cm" draw:control="control4"/></text:p>
      <text:p text:style-name="P1"/>
      <text:p text:style-name="P1"/>
      <text:p text:style-name="P1"/>
      <text:p text:style-name="P1"><draw:control text:anchor-type="paragraph" draw:z-index="34" draw:style-name="gr1" draw:text-style-name="P5" svg:width="1.615cm" svg:height="0.5cm" svg:x="11.097cm" svg:y="1.177cm" draw:control="control16"/><draw:control text:anchor-type="paragraph" draw:z-index="36" draw:style-name="gr1" draw:text-style-name="P5" svg:width="1.685cm" svg:height="0.5cm" svg:x="5.523cm" svg:y="1.177cm" draw:control="control17"/><draw:line text:anchor-type="paragraph" draw:z-index="38" draw:style-name="gr3" draw:text-style-name="P6" svg:x1="0.346cm" svg:y1="0.833cm" svg:x2="17.74cm" svg:y2="0.833cm"><text:p/></draw:line><draw:rect text:anchor-type="paragraph" draw:z-index="35" draw:style-name="gr4" draw:text-style-name="P7" svg:width="2.985cm" svg:height="0.5cm" svg:x="8.033cm" svg:y="1.177cm"><text:p text:style-name="P6"><text:span text:style-name="T5">Data do Vencimento:</text:span></text:p></draw:rect><draw:rect text:anchor-type="paragraph" draw:z-index="37" draw:style-name="gr4" draw:text-style-name="P7" svg:width="1.054cm" svg:height="0.5cm" svg:x="4.355cm" svg:y="1.177cm"><text:p text:style-name="P6"><text:span text:style-name="T5">Valor:</text:span></text:p></draw:rect></text:p>
      <text:p text:style-name="P1"/>
      <text:p text:style-name="P1"><draw:line text:anchor-type="paragraph" draw:z-index="39" draw:style-name="gr3" draw:text-style-name="P6" svg:x1="0.319cm" svg:y1="0.975cm" svg:x2="17.713cm" svg:y2="0.975cm"><text:p/></draw:line></text:p>
      <text:p text:style-name="P1"><draw:rect text:anchor-type="paragraph" draw:z-index="40" draw:style-name="gr5" draw:text-style-name="P8" svg:width="17.467cm" svg:height="0.5cm" svg:x="0.319cm" svg:y="0.542cm"><text:p text:style-name="P6"><text:span text:style-name="T6">Reservado para Autenticação Mecânica</text:span></text:p></draw:rect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1" svg:font-family="Arial" style:font-adornments="Negrito" style:font-family-generic="swiss"/>
    <style:font-face style:name="Arial2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fo:color="#000000" style:font-name="Arial" fo:font-size="8pt" style:font-size-asian="8pt" style:font-size-complex="8pt"/>
    </style:style>
    <style:style style:name="MT1" style:family="text">
      <style:text-properties fo:color="#000000" style:font-name="Arial" fo:font-size="8pt" style:font-size-asian="8pt" style:font-size-complex="8pt"/>
    </style:style>
    <style:style style:name="MT2" style:family="text">
      <style:text-properties fo:color="#000000" style:font-name="Arial" fo:font-size="8pt" fo:font-weight="bold" style:font-size-asian="8pt" style:font-weight-asian="bold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Gerado por </text:span><text:span text:style-name="MT2">Bopepo</text:span><text:span text:style-name="MT1"> - http://jrimum.nordestefomento.com.br/bopepo/</text:span></text:p>
        <text:p text:style-name="MP2">Grupo JRimum – Natal-RN – Java – Software Livr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1$Build-9399</meta:generator>
    <meta:initial-creator>Misael Queiroz</meta:initial-creator>
    <meta:creation-date>2008-01-18T19:37:11</meta:creation-date>
    <dc:creator>Misael Queiroz</dc:creator>
    <dc:date>2010-05-28T20:59:12.91</dc:date>
    <meta:editing-cycles>141</meta:editing-cycles>
    <meta:editing-duration>PT11H01M31S</meta:editing-duration>
    <meta:document-statistic meta:table-count="0" meta:image-count="0" meta:object-count="0" meta:page-count="1" meta:paragraph-count="2" meta:word-count="14" meta:character-count="111"/>
    <meta:user-defined meta:name="Info 1"/>
    <meta:user-defined meta:name="Info 2"/>
    <meta:user-defined meta:name="Info 3"/>
    <meta:user-defined meta:name="Info 4"/>
  </office:meta>
</office:document-meta>
</file>